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272" officeooo:paragraph-rsid="00040272"/>
    </style:style>
    <style:style style:name="P2" style:family="paragraph" style:parent-style-name="Standard">
      <style:text-properties officeooo:rsid="00045001" officeooo:paragraph-rsid="00045001"/>
    </style:style>
    <style:style style:name="P3" style:family="paragraph" style:parent-style-name="Standard">
      <style:text-properties officeooo:rsid="00045001" officeooo:paragraph-rsid="0007ff4b"/>
    </style:style>
    <style:style style:name="P4" style:family="paragraph" style:parent-style-name="Standard" style:list-style-name="L1">
      <style:text-properties officeooo:paragraph-rsid="0007ff4b"/>
    </style:style>
    <style:style style:name="P5" style:family="paragraph" style:parent-style-name="Standard" style:list-style-name="L1">
      <style:text-properties officeooo:rsid="0007ff4b" officeooo:paragraph-rsid="0007ff4b"/>
    </style:style>
    <style:style style:name="P6" style:family="paragraph" style:parent-style-name="Standard" style:list-style-name="L1">
      <style:text-properties officeooo:rsid="00084ae2" officeooo:paragraph-rsid="00084ae2"/>
    </style:style>
    <style:style style:name="P7" style:family="paragraph" style:parent-style-name="Standard" style:list-style-name="L2">
      <style:text-properties officeooo:paragraph-rsid="00045001"/>
    </style:style>
    <style:style style:name="P8" style:family="paragraph" style:parent-style-name="Standard" style:list-style-name="L2">
      <style:text-properties officeooo:rsid="000cb664" officeooo:paragraph-rsid="000cb664"/>
    </style:style>
    <style:style style:name="P9" style:family="paragraph" style:parent-style-name="Standard">
      <style:text-properties officeooo:rsid="000cb664" officeooo:paragraph-rsid="000cb664"/>
    </style:style>
    <style:style style:name="P10" style:family="paragraph" style:parent-style-name="Standard">
      <style:text-properties officeooo:rsid="000cb664" officeooo:paragraph-rsid="00109810"/>
    </style:style>
    <style:style style:name="P11" style:family="paragraph" style:parent-style-name="Standard">
      <style:text-properties officeooo:paragraph-rsid="00109810"/>
    </style:style>
    <style:style style:name="P12" style:family="paragraph" style:parent-style-name="Standard" style:list-style-name="L4">
      <style:text-properties officeooo:paragraph-rsid="00109810"/>
    </style:style>
    <style:style style:name="P13" style:family="paragraph" style:parent-style-name="Standard" style:list-style-name="L4">
      <style:text-properties officeooo:rsid="00109810" officeooo:paragraph-rsid="00109810"/>
    </style:style>
    <style:style style:name="T1" style:family="text">
      <style:text-properties officeooo:rsid="00045001"/>
    </style:style>
    <style:style style:name="T2" style:family="text">
      <style:text-properties officeooo:rsid="0005bc45"/>
    </style:style>
    <style:style style:name="T3" style:family="text">
      <style:text-properties officeooo:rsid="00078b1f"/>
    </style:style>
    <style:style style:name="T4" style:family="text">
      <style:text-properties officeooo:rsid="0007ff4b"/>
    </style:style>
    <style:style style:name="T5" style:family="text">
      <style:text-properties officeooo:rsid="00084fe4"/>
    </style:style>
    <style:style style:name="T6" style:family="text">
      <style:text-properties officeooo:rsid="0009e897"/>
    </style:style>
    <style:style style:name="T7" style:family="text">
      <style:text-properties officeooo:rsid="000b9283"/>
    </style:style>
    <style:style style:name="T8" style:family="text">
      <style:text-properties officeooo:rsid="000c0caa"/>
    </style:style>
    <style:style style:name="T9" style:family="text">
      <style:text-properties officeooo:rsid="000cb664"/>
    </style:style>
    <style:style style:name="T10" style:family="text">
      <style:text-properties officeooo:rsid="000e7591"/>
    </style:style>
    <style:style style:name="T11" style:family="text">
      <style:text-properties officeooo:rsid="000f23dc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руктуры: </text:p>
      <text:p text:style-name="P1"/>
      <text:p text:style-name="P1"><text:tab/>- stdscr — структура, параметры которой совпадают с настройками экрана, то есть его <text:tab/>размером.</text:p>
      <text:p text:style-name="P1"><text:tab/>- curscr — структура, содержимое которого всегда видно на экране.</text:p>
      <text:p text:style-name="P1"/>
      <text:p text:style-name="P1"/>
      <text:p text:style-name="P2">Функции:</text:p>
      <text:p text:style-name="P2"/>
      <text:p text:style-name="P2"><text:tab/><text:span text:style-name="T4">Обновление изменений на экране</text:span><text:span text:style-name="T3">: </text:span></text:p>
      <text:p text:style-name="P2"/>
      <text:p text:style-name="P2"><text:tab/>- refresh() - функция обновления;</text:p>
      <text:p text:style-name="P2"><text:tab/>- wrefresh() - функция обновления;</text:p>
      <text:p text:style-name="P2"/>
      <text:p text:style-name="P3"><text:tab/><text:span text:style-name="T4">Атрибуты текста:</text:span></text:p>
      <text:p text:style-name="P3"/>
      <text:p text:style-name="P3"><text:tab/>- <text:span text:style-name="T4">attron()</text:span></text:p>
      <text:list xml:id="list668256566" text:style-name="L1">
        <text:list-item>
          <text:p text:style-name="P4"><text:span text:style-name="T4">A_UNDERLINE — включает подчеркивание текста;</text:span></text:p>
        </text:list-item>
        <text:list-item>
          <text:p text:style-name="P4">A_REVERSE — <text:span text:style-name="T4">меняет цвет фона и текста;</text:span></text:p>
        </text:list-item>
        <text:list-item>
          <text:p text:style-name="P5">A_BLINK — делает текст мегающим;</text:p>
        </text:list-item>
        <text:list-item>
          <text:p text:style-name="P5">A_DIM — снижает яркость текста по сравнению с нормальной;</text:p>
        </text:list-item>
        <text:list-item>
          <text:p text:style-name="P5">A_BOLD — делает текст жирным в монохромном режиме и управляет яркостью цвета в цветном режиме работы монитора;</text:p>
        </text:list-item>
        <text:list-item>
          <text:p text:style-name="P6">COLOR_PAIR() - применяется для установки цветов фона и текста;</text:p>
        </text:list-item>
      </text:list>
      <text:p text:style-name="P2"/>
      <text:p text:style-name="P2"><text:tab/><text:span text:style-name="T3">Возвращаемые значения: </text:span></text:p>
      <text:p text:style-name="P2"><text:tab/></text:p>
      <text:p text:style-name="P2"><text:tab/>- В случае ошибки функции ncurses обычно возвращают константу ERR.</text:p>
      <text:p text:style-name="P2"><text:tab/>- Если функция не должна возвращать какое-то информативное значение (как,</text:p>
      <text:p text:style-name="P2"><text:tab/>например, функция getch()), в случае успешного выполнения она возвращает</text:p>
      <text:p text:style-name="P2"><text:tab/>значение OK.</text:p>
      <text:p text:style-name="P2"/>
      <text:p text:style-name="P2"><text:tab/><text:span text:style-name="T5">Работа с окнами </text:span><text:span text:style-name="T6">(все те же самые функции, только с добавлением w)</text:span><text:span text:style-name="T5">: </text:span></text:p>
      <text:p text:style-name="P2"/>
      <text:p text:style-name="P2"><text:tab/>- <text:span text:style-name="T5">extern WINDOW *stdscr;</text:span></text:p>
      <text:p text:style-name="P2"><text:tab/>- <text:span text:style-name="T5">wattron(stdscr, (атрибут)) - установка атрибутов текста в произвольном окне;</text:span></text:p>
      <text:p text:style-name="P2"><text:tab/>- <text:span text:style-name="T7">newwin() - создание нового окна;</text:span></text:p>
      <text:list xml:id="list1008629103" text:style-name="L2">
        <text:list-item>
          <text:p text:style-name="P7"><text:span text:style-name="T9">количество строк;</text:span></text:p>
        </text:list-item>
        <text:list-item>
          <text:p text:style-name="P8">количество столбцов;</text:p>
        </text:list-item>
      </text:list>
      <text:p text:style-name="P9"><text:tab/> <text:s text:c="5"/>3-4. положение левого верхнего угла нового окна (строка и столбец) относительно</text:p>
      <text:p text:style-name="P9"><text:tab/> <text:s text:c="5"/>окна stdscr.</text:p>
      <text:p text:style-name="P9"><text:tab/>- <text:span text:style-name="T10">delwin() - </text:span><text:span text:style-name="T11">удаляет окно;</text:span></text:p>
      <text:p text:style-name="P2"><text:tab/>- <text:span text:style-name="T8">WINDOW *delwin() - высвобождение / удаление окна;</text:span></text:p>
      <text:p text:style-name="P2"/>
      <text:p text:style-name="P11"><text:span text:style-name="T1">- </text:span><text:span text:style-name="T9">subwin() - </text:span><text:span text:style-name="T10">создает подокно;</text:span></text:p>
      <text:list xml:id="list1831143932" text:style-name="L4">
        <text:list-item>
          <text:p text:style-name="P13">указатель на окно, в котором создается подокно;</text:p>
        </text:list-item>
        <text:list-item>
          <text:p text:style-name="P12"><text:span text:style-name="T9">количество строк;</text:span></text:p>
        </text:list-item>
        <text:list-item>
          <text:p text:style-name="P12"><text:span text:style-name="T9">количество столбцов;</text:span></text:p>
        </text:list-item>
      </text:list>
      <text:p text:style-name="P10"><text:tab/> <text:s text:c="5"/>3-4. положение левого верхнего угла нового окна (строка и столбец) относительно</text:p>
      <text:p text:style-name="P10"><text:tab/> <text:s text:c="5"/>окна stdscr.</text:p>
      <text:p text:style-name="P2">- <text:span text:style-name="T9">derwin() - </text:span><text:span text:style-name="T10">удаляет подокно;</text:span></text:p>
      <text:p text:style-name="P2"/>
      <text:p text:style-name="P2"><text:soft-page-break/></text:p>
      <text:p text:style-name="P2">Курсор:</text:p>
      <text:p text:style-name="P2"/>
      <text:p text:style-name="P2"><text:tab/>- позиция курсора отсчитывается от левого верхнего угла текущего окн<text:span text:style-name="T2">а;</text:span></text:p>
      <text:p text:style-name="P2"><text:tab/>- <text:span text:style-name="T2">первой координатой является номер строк (y), а второй номер столбца (x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7:37:29.450988950</meta:creation-date>
    <dc:date>2023-03-28T18:50:22.469732197</dc:date>
    <meta:editing-duration>PT28M26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2" meta:paragraph-count="41" meta:word-count="252" meta:character-count="1755" meta:non-whitespace-character-count="1493"/>
  </office:meta>
</office:document-meta>
</file>